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6pt" fo:language="ru" fo:country="RU" style:font-size-asian="16pt" style:font-size-complex="16pt"/>
    </style:style>
    <style:style style:name="P5" style:family="paragraph" style:parent-style-name="Standard">
      <style:paragraph-properties fo:text-align="end" style:justify-single-word="false"/>
      <style:text-properties fo:font-size="16pt" fo:language="ru" fo:country="RU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text-align="start" style:justify-single-word="false" style:writing-mode="lr-tb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style:font-size-asian="14pt" style:font-size-complex="14pt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officeooo:rsid="00043fd0" officeooo:paragraph-rsid="00043fd0" style:font-size-asian="14pt" style:font-size-complex="14pt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4pt" officeooo:rsid="00043fd0" officeooo:paragraph-rsid="00043fd0" style:font-size-asian="14pt" style:font-size-complex="14pt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7pt" style:font-size-asian="7pt" style:font-size-complex="7pt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in" fo:margin-right="0in" fo:text-align="start" style:justify-single-word="false" fo:text-indent="0.5in" style:auto-text-indent="false" style:writing-mode="lr-tb"/>
      <style:text-properties fo:font-size="14pt" style:font-size-asian="14pt" style:font-size-complex="14pt"/>
    </style:style>
    <style:style style:name="P19" style:family="paragraph" style:parent-style-name="Standard">
      <style:paragraph-properties fo:margin-left="0in" fo:margin-right="-0.2673in" fo:text-align="start" style:justify-single-word="false" fo:text-indent="0.5in" style:auto-text-indent="false" style:writing-mode="lr-tb"/>
      <style:text-properties fo:font-size="14pt" style:font-size-asian="14pt" style:font-size-complex="14pt"/>
    </style:style>
    <style:style style:name="P20" style:family="paragraph" style:parent-style-name="Standard">
      <style:paragraph-properties fo:margin-left="0.5in" fo:margin-right="-1.1528in" fo:text-align="start" style:justify-single-word="false" fo:text-indent="0.5in" style:auto-text-indent="false" style:writing-mode="lr-tb"/>
    </style:style>
    <style:style style:name="P21" style:family="paragraph" style:parent-style-name="Standard">
      <style:paragraph-properties fo:margin-left="0.5in" fo:margin-right="0in" fo:text-align="start" style:justify-single-word="false" fo:text-indent="0.5in" style:auto-text-indent="false" style:writing-mode="lr-tb"/>
    </style:style>
    <style:style style:name="P22" style:family="paragraph" style:parent-style-name="Standard">
      <style:paragraph-properties fo:text-align="end" style:justify-single-word="false"/>
    </style:style>
    <style:style style:name="P23" style:family="paragraph" style:parent-style-name="Standard">
      <style:paragraph-properties fo:text-align="end" style:justify-single-word="false"/>
      <style:text-properties fo:color="#000000" fo:font-size="16pt" style:font-size-asian="16pt" style:language-asian="en" style:country-asian="none" style:font-size-complex="16pt"/>
    </style:style>
    <style:style style:name="P24" style:family="paragraph" style:parent-style-name="Standard">
      <style:paragraph-properties fo:text-align="end" style:justify-single-word="false"/>
      <style:text-properties fo:color="#000000" fo:font-size="16pt" style:font-size-asian="16pt" style:language-asian="en" style:country-asian="none" style:font-size-complex="16pt"/>
    </style:style>
    <style:style style:name="P25" style:family="paragraph" style:parent-style-name="Standard">
      <style:paragraph-properties fo:margin-left="0in" fo:margin-right="0.8862in" fo:line-height="150%" fo:text-align="end" style:justify-single-word="false" fo:text-indent="0in" style:auto-text-indent="false"/>
      <style:text-properties fo:font-size="14pt" style:font-size-asian="14pt" style:font-size-complex="14pt"/>
    </style:style>
    <style:style style:name="P26" style:family="paragraph" style:parent-style-name="Standard">
      <style:paragraph-properties fo:margin-left="0in" fo:margin-right="0.8862in" fo:line-height="150%" fo:text-align="end" style:justify-single-word="false" fo:text-indent="0in" style:auto-text-indent="false"/>
    </style:style>
    <style:style style:name="P27" style:family="paragraph" style:parent-style-name="Standard" style:master-page-name="Standard">
      <style:paragraph-properties fo:text-align="end" style:justify-single-word="false" style:page-number="auto">
        <style:tab-stops>
          <style:tab-stop style:position="1.1165in"/>
          <style:tab-stop style:position="3.5929in" style:type="center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1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12" style:family="text">
      <style:text-properties fo:font-size="16pt" fo:language="en" fo:country="none" style:font-size-asian="16pt" style:font-size-complex="16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style:font-size-asian="14pt" style:font-weight-asian="bold" style:font-size-complex="14pt" style:font-weight-complex="bold"/>
    </style:style>
    <style:style style:name="T20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fo:font-size="14pt" fo:language="ru" fo:country="RU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3" style:family="text">
      <style:text-properties fo:font-size="14pt" fo:language="ru" fo:country="RU" style:text-underline-style="solid" style:text-underline-width="auto" style:text-underline-color="font-color" style:font-size-asian="14pt" style:font-size-complex="14pt"/>
    </style:style>
    <style:style style:name="T24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5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26" style:family="text">
      <style:text-properties fo:font-size="14pt" fo:language="ru" fo:country="RU" style:font-size-asian="14pt" style:font-size-complex="14pt"/>
    </style:style>
    <style:style style:name="T27" style:family="text">
      <style:text-properties fo:font-size="14pt" fo:language="ru" fo:country="RU" style:font-size-asian="14pt" style:font-size-complex="14pt"/>
    </style:style>
    <style:style style:name="T28" style:family="text">
      <style:text-properties fo:font-size="14pt" fo:language="ru" fo:country="RU" style:font-size-asian="14pt" style:font-size-complex="14pt"/>
    </style:style>
    <style:style style:name="T29" style:family="text">
      <style:text-properties fo:color="#000000" fo:font-size="16pt" style:font-size-asian="16pt" style:language-asian="en" style:country-asian="none" style:font-size-complex="16pt"/>
    </style:style>
    <style:style style:name="T30" style:family="text">
      <style:text-properties fo:color="#000000" fo:font-size="16pt" style:font-size-asian="16pt" style:language-asian="en" style:country-asian="none" style:font-size-complex="16pt"/>
    </style:style>
    <style:style style:name="T31" style:family="text">
      <style:text-properties fo:color="#000000" fo:font-size="16pt" style:font-size-asian="16pt" style:language-asian="en" style:country-asian="none" style:font-size-complex="16pt"/>
    </style:style>
    <style:style style:name="T32" style:family="text">
      <style:text-properties fo:color="#000000" fo:font-size="16pt" fo:language="en" fo:country="none" style:font-size-asian="16pt" style:language-asian="en" style:country-asian="none" style:font-size-complex="16pt"/>
    </style:style>
    <style:style style:name="T33" style:family="text">
      <style:text-properties fo:color="#000000" fo:font-size="16pt" fo:language="en" fo:country="none" style:font-size-asian="16pt" style:language-asian="en" style:country-asian="none" style:font-size-complex="16pt"/>
    </style:style>
    <style:style style:name="T34" style:family="text">
      <style:text-properties fo:color="#000000" fo:font-size="16pt" fo:language="en" fo:country="none" style:font-size-asian="16pt" style:language-asian="en" style:country-asian="none" style:font-size-complex="16pt"/>
    </style:style>
    <style:style style:name="T35" style:family="text">
      <style:text-properties fo:color="#000000" fo:font-size="16pt" fo:language="en" fo:country="none" fo:background-color="#ffffff" loext:char-shading-value="0" style:font-size-asian="16pt" style:language-asian="en" style:country-asian="none" style:font-size-complex="16pt"/>
    </style:style>
    <style:style style:name="T36" style:family="text">
      <style:text-properties fo:color="#000000" fo:font-size="16pt" fo:language="en" fo:country="none" fo:background-color="#ffffff" loext:char-shading-value="0" style:font-size-asian="16pt" style:language-asian="en" style:country-asian="none" style:font-size-complex="16pt"/>
    </style:style>
    <style:style style:name="T37" style:family="text">
      <style:text-properties fo:color="#000000" fo:font-size="16pt" fo:background-color="#ffffff" loext:char-shading-value="0" style:font-size-asian="16pt" style:language-asian="en" style:country-asian="none" style:font-size-complex="16pt"/>
    </style:style>
    <style:style style:name="T38" style:family="text">
      <style:text-properties fo:color="#000000" fo:font-size="16pt" fo:background-color="#ffffff" loext:char-shading-value="0" style:font-size-asian="16pt" style:language-asian="en" style:country-asian="none" style:font-size-complex="16pt"/>
    </style:style>
    <style:style style:name="T39" style:family="text">
      <style:text-properties fo:language="en" fo:country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"><text:tab/><text:tab/></text:span><text:span text:style-name="T3">מעבדה 3. קריאות מערכת הפעלה</text:span></text:p>
      <text:p text:style-name="P2"/>
      <text:p text:style-name="P2"/>
      <text:p text:style-name="P1"><text:span text:style-name="T4">תכניות דוגמא של </text:span><text:span text:style-name="T4">fork</text:span></text:p>
      <text:p text:style-name="P1"><text:span text:style-name="T13">הסבירו את תוצאות ההרצה של כל דוגמא</text:span></text:p>
      <text:p text:style-name="P10"><text:span text:style-name="T16"><text:s/>/* forkfile0.c - first use of fork() */</text:span></text:p>
      <text:p text:style-name="P11">#include &lt;stdio.h&gt;</text:p>
      <text:p text:style-name="P16"/>
      <text:p text:style-name="P11">int main(){</text:p>
      <text:p text:style-name="P18">printf("Before fork:\n");</text:p>
      <text:p text:style-name="P18">fork();</text:p>
      <text:p text:style-name="P18">printf("After fork.\n");</text:p>
      <text:p text:style-name="P11">} </text:p>
      <text:p text:style-name="P13">יוצג פעם אחת לפני ופעמים אחרי</text:p>
      <text:p text:style-name="P10"><text:span text:style-name="T13">_______________________________</text:span><text:span text:style-name="T13">___________________</text:span></text:p>
      <text:p text:style-name="P11"/>
      <text:p text:style-name="P10"><text:span text:style-name="T16">/* forkfile1.c <text:s/>*/</text:span></text:p>
      <text:p text:style-name="P11">#include &lt;stdio.h&gt;</text:p>
      <text:p text:style-name="P16"/>
      <text:p text:style-name="P11">int main(){</text:p>
      <text:p text:style-name="P19">printf("Before fork: My pid = %d\n", getpid());</text:p>
      <text:p text:style-name="P18">fork();</text:p>
      <text:p text:style-name="P18">printf("After fork: <text:s/>My pid = %d\n", getpid());</text:p>
      <text:p text:style-name="P11">} </text:p>
      <text:p text:style-name="P13">יוצג אידי לפני אם הדפסה לפני יוצג אחרי וגם החדש אם אידי חדש</text:p>
      <text:p text:style-name="P10"><text:span text:style-name="T13">__________________________</text:span><text:span text:style-name="T13">____________________</text:span><text:span text:style-name="T13">____</text:span></text:p>
      <text:p text:style-name="P11"/>
      <text:p text:style-name="P15"/>
      <text:p text:style-name="P10"><text:span text:style-name="T16">/* forkfile2.c <text:s/>*/</text:span></text:p>
      <text:p text:style-name="P10"><text:span text:style-name="T13">#include &lt;stdio.h&gt;</text:span></text:p>
      <text:p text:style-name="P16"/>
      <text:p text:style-name="P11">int main(){</text:p>
      <text:p text:style-name="P18">int pid;</text:p>
      <text:p text:style-name="P18">pid = getpid();</text:p>
      <text:p text:style-name="P18">printf("Before fork: My pid = %d\n", getpid());</text:p>
      <text:p text:style-name="P18">fork();</text:p>
      <text:p text:style-name="P18">printf("After fork: <text:s/>My pid = %d, pid = %d\n", getpid(), pid);</text:p>
      <text:p text:style-name="P11">} </text:p>
      <text:p text:style-name="P13">יוצג אידי לפני אם הדפסה לפני יוצג אחרי וגם החדש אם אידי חדש</text:p>
      <text:p text:style-name="P13">רק נשמר האידי הישן</text:p>
      <text:p text:style-name="P11">_______________________________________________</text:p>
      <text:p text:style-name="P17"/>
      <text:p text:style-name="P10"><text:span text:style-name="T16">/* forkfile3.c <text:s/>*/</text:span></text:p>
      <text:p text:style-name="P10"><text:span text:style-name="T13">#include &lt;stdio.h&gt;</text:span></text:p>
      <text:p text:style-name="P16"/>
      <text:p text:style-name="P11">int main(){</text:p>
      <text:p text:style-name="P18">int pid1, pid2;</text:p>
      <text:p text:style-name="P18">pid1 = getpid();</text:p>
      <text:p text:style-name="P18">printf("Before fork: My pid = %d\n", getpid());</text:p>
      <text:p text:style-name="P18"><text:soft-page-break/>pid2 = fork();</text:p>
      <text:p text:style-name="P18">if ( pid2 != 0)</text:p>
      <text:p text:style-name="P20"><text:span text:style-name="T13">printf("I am the parent! getpid=%d, pid=%d, id in fork=%d\n",</text:span></text:p>
      <text:p text:style-name="P10"><text:span text:style-name="T13"><text:s text:c="12"/><text:tab/><text:tab/><text:tab/><text:tab/><text:tab/><text:tab/><text:tab/><text:tab/><text:tab/>getpid(), pid1, pid2);</text:span></text:p>
      <text:p text:style-name="P10"><text:span text:style-name="T13"><text:s text:c="2"/><text:tab/>else</text:span></text:p>
      <text:p text:style-name="P21"><text:span text:style-name="T13">printf("I am the child! getpid=%d, pid=%d, id in fork=%d\n",</text:span></text:p>
      <text:p text:style-name="P10"><text:span text:style-name="T13"><text:s text:c="12"/><text:tab/><text:tab/><text:tab/><text:tab/><text:tab/><text:tab/><text:tab/><text:tab/><text:tab/>getpid(), pid1, pid2);</text:span></text:p>
      <text:p text:style-name="P11">} </text:p>
      <text:p text:style-name="P13">פורק מחזירה לאב את אידי <text:s/>של הבן ולבן 0</text:p>
      <text:p text:style-name="P11">______________________________</text:p>
      <text:p text:style-name="P4"/>
      <text:p text:style-name="P4"/>
      <text:p text:style-name="P5"/>
      <text:p text:style-name="P1"><text:span text:style-name="T10">תרגיל 1</text:span><text:span text:style-name="T4"> <text:s/>- </text:span><text:span text:style-name="T4">File Management</text:span></text:p>
      <text:p text:style-name="P8"/>
      <text:p text:style-name="P1"><text:span text:style-name="T32">כתבו תכנית בשפת </text:span><text:span text:style-name="T32">C</text:span><text:span text:style-name="T32"> </text:span><text:span text:style-name="T32">הרצה תחת מ"ה לינוקס, אשר מפרקת משפטים למילים. </text:span></text:p>
      <text:p text:style-name="P1"><text:span text:style-name="T32">התכנית מקבלת שמות של שני קבצים משורת הפקודה </text:span><text:span text:style-name="T29">file1, file2</text:span><text:span text:style-name="T32"> ו</text:span><text:span text:style-name="T29">כותבת ב </text:span><text:span text:style-name="T29">file2</text:span><text:span text:style-name="T29"> את תוכן </text:span><text:span text:style-name="T29">file1</text:span><text:span text:style-name="T29"> כאשר כל מילה בשורה חדשה. שם התכנית יהיה: </text:span><text:span text:style-name="T29">cutToTokens.c</text:span><text:span text:style-name="T29">.</text:span></text:p>
      <text:p text:style-name="P1"><text:span text:style-name="T29">לדוגמא, אם בקובץ </text:span><text:span text:style-name="T29">a.txt</text:span><text:span text:style-name="T29"> כתוב: </text:span><text:span text:style-name="T29">I am a student</text:span></text:p>
      <text:p text:style-name="P1"><text:span text:style-name="T29">אז לאחר הפקודה: </text:span><text:span text:style-name="T29">cutToTokens <text:s/>a.txt <text:s/>b.txt</text:span></text:p>
      <text:p text:style-name="P1"><text:span text:style-name="T29">יהיה בקובץ </text:span><text:span text:style-name="T29">b.txt</text:span><text:span text:style-name="T29">:</text:span></text:p>
      <text:p text:style-name="P23">I</text:p>
      <text:p text:style-name="P1"><text:span text:style-name="T29">am</text:span></text:p>
      <text:p text:style-name="P23">a</text:p>
      <text:p text:style-name="P1"><text:span text:style-name="T29">student</text:span></text:p>
      <text:p text:style-name="P1"><text:span text:style-name="T35">יש להשתמש רק בקריאות מ"ה לינוקס לניהול קבצים.</text:span><text:span text:style-name="T35"> ניתן להשתמש ב </text:span><text:span text:style-name="T37">string.h</text:span><text:span text:style-name="T37"> (אפשר להיעזר ב </text:span><text:span text:style-name="T37">strtok</text:span><text:span text:style-name="T37">).</text:span></text:p>
      <text:p text:style-name="P6"><text:s/></text:p>
      <text:p text:style-name="P6"/>
      <text:p text:style-name="P9"><text:span text:style-name="T22">תרגיל 2</text:span><text:span text:style-name="T24"> </text:span><text:span text:style-name="T24">–</text:span><text:span text:style-name="T24"> </text:span><text:span text:style-name="T16">Process </text:span><text:span text:style-name="T4">Management</text:span></text:p>
      <text:p text:style-name="P26"><text:span text:style-name="T23">סעיף א:</text:span><text:span text:style-name="T26"> <text:s/>עליכם לכתוב תכנית </text:span><text:span text:style-name="T13">c</text:span><text:span text:style-name="T13"> </text:span><text:span text:style-name="T26"><text:s/></text:span><text:span text:style-name="T13">תחת מערכת ההפעלה </text:span><text:span text:style-name="T13">UNIX</text:span><text:span text:style-name="T26"> , שבה תהליך האב (התהליך הראשי) ידפיס </text:span><text:span text:style-name="T13">I am the parent!</text:span><text:span text:style-name="T13"> וגם ידפיס את ה </text:span><text:span text:style-name="T13">PID </text:span><text:span text:style-name="T13"><text:s/>שלו, </text:span><text:span text:style-name="T26">ולאחר מכן <text:s/>יצור </text:span><text:span text:style-name="T13">N</text:span><text:span text:style-name="T26"> בנים, וכל בן ידפיס את המספר הסידורי שלו (מי הראשון ומי השני וכו')</text:span><text:span text:style-name="T13"> </text:span><text:span text:style-name="T13"><text:s/>ואת ה</text:span><text:span text:style-name="T13"> PID </text:span><text:span text:style-name="T13">שלו</text:span><text:span text:style-name="T26">. </text:span></text:p>
      <text:p text:style-name="P26"><text:span text:style-name="T16">N</text:span><text:span text:style-name="T16"> יתקבל כפרמטר בשורת הפקודה</text:span></text:p>
      <text:p text:style-name="P9"><text:span text:style-name="T26">ז"א, כל בן מדפיס </text:span><text:span text:style-name="T13">I'm a child!!</text:span><text:span text:style-name="T13"> <text:s/>ובנוסף, <text:s text:c="2"/></text:span><text:span text:style-name="T13">Child number XXX</text:span><text:span text:style-name="T13"> (</text:span><text:span text:style-name="T26">כאשר </text:span><text:span text:style-name="T26">XXX</text:span><text:span text:style-name="T26"> הוא המספר הסידורי שלו), <text:s/>ובנוסף כל בן מדפיס </text:span><text:span text:style-name="T13">my pid = %d</text:span><text:span text:style-name="T13"> ואת ה </text:span><text:span text:style-name="T13">PID </text:span><text:span text:style-name="T13"><text:s/>המתאים וגם </text:span><text:span text:style-name="T13">my parent pid = %d</text:span><text:span text:style-name="T13"> ואת ה </text:span><text:span text:style-name="T13">PID </text:span><text:span text:style-name="T13"><text:s/>של האב.</text:span></text:p>
      <text:p text:style-name="P26"><text:span text:style-name="T21">סעיף ב:</text:span><text:span text:style-name="T13"> שנה את התוכנית שההדפסות יתבצעו </text:span><text:span text:style-name="T20">בהכרח</text:span><text:span text:style-name="T13"> תמיד על פי הסדר (מ 1 עד 10).</text:span></text:p>
      <text:p text:style-name="P26"><text:soft-page-break/><text:span text:style-name="T21">סעיף ג: </text:span><text:span text:style-name="T13">שנה את התכנית כך שהתהליכים יהיו שושלת. כלומר, תהליך 3 יהיה הבן של 2 ותהליך 4 יהיה הבן של 3 וכך הלאה.</text:span></text:p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non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 fo:text-align="start" style:justify-single-word="false" style:writing-mode="lr-tb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2957in" fo:margin-left="0.5909in" fo:margin-right="0.4909in" style:writing-mode="rl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תוכניות דוגמא של fork</dc:title>
    <dc:subject/>
    <meta:keyword/>
    <dc:description/>
    <meta:initial-creator>Eytan Ronn</meta:initial-creator>
    <meta:creation-date>2018-11-20T15:15:00</meta:creation-date>
    <dc:date>2019-04-08T20:47:28.357873469</dc:date>
    <meta:editing-cycles>7</meta:editing-cycles>
    <meta:editing-duration>PT2H45M18S</meta:editing-duration>
    <meta:document-statistic meta:table-count="0" meta:image-count="0" meta:object-count="0" meta:page-count="3" meta:paragraph-count="67" meta:word-count="409" meta:character-count="2385" meta:non-whitespace-character-count="1966"/>
    <meta:generator>LibreOffice/6.0.7.3$Linux_x86 LibreOffice_project/00m0$Build-3</meta:generator>
  </office:meta>
</office:document-meta>
</file>